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9000000E2965F0F7C8E84342D.png" manifest:media-type="image/png"/>
  <manifest:file-entry manifest:full-path="Pictures/100002010000025E0000020019A8C8F921BD58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6.036cm" svg:height="13.548cm" draw:z-index="0"><draw:image xlink:href="Pictures/100002010000025E0000020019A8C8F921BD5855.png" xlink:type="simple" xlink:show="embed" xlink:actuate="onLoad" loext:mime-type="image/x-vclgraphic"/></draw:frame></text:p>
      <text:p text:style-name="Standard"/>
      <text:p text:style-name="Standard"><draw:frame draw:style-name="fr1" draw:name="Bild2" text:anchor-type="paragraph" svg:width="9.551cm" svg:height="5.98cm" draw:z-index="1"><draw:image xlink:href="Pictures/1000020100000169000000E2965F0F7C8E84342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5.4.5.1$Windows_X86_64 LibreOffice_project/79c9829dd5d8054ec39a82dc51cd9eff340dbee8</meta:generator>
    <dc:date>2021-03-28T20:52:03.396000000</dc:date>
    <meta:document-statistic meta:table-count="0" meta:image-count="2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